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911b9" officeooo:paragraph-rsid="000911b9"/>
    </style:style>
    <style:style style:name="P2" style:family="paragraph" style:parent-style-name="Heading_20_2">
      <style:text-properties officeooo:paragraph-rsid="000911b9"/>
    </style:style>
    <style:style style:name="P3" style:family="paragraph" style:parent-style-name="Text_20_body">
      <style:text-properties officeooo:rsid="0008415a" officeooo:paragraph-rsid="0008415a"/>
    </style:style>
    <style:style style:name="P4" style:family="paragraph" style:parent-style-name="Text_20_body">
      <style:text-properties officeooo:rsid="000911b9" officeooo:paragraph-rsid="000911b9"/>
    </style:style>
    <style:style style:name="P5" style:family="paragraph" style:parent-style-name="Text_20_body">
      <style:text-properties officeooo:paragraph-rsid="000911b9"/>
    </style:style>
    <style:style style:name="P6" style:family="paragraph" style:parent-style-name="Title">
      <style:text-properties officeooo:rsid="0008415a" officeooo:paragraph-rsid="0008415a"/>
    </style:style>
    <style:style style:name="T1" style:family="text">
      <style:text-properties officeooo:rsid="00091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apter-3: Bootstrap Grid</text:p>
      <text:h text:style-name="Heading_20_1" text:outline-level="1">Example <text:span text:style-name="T1">1</text:span></text:h>
      <text:p text:style-name="Text_20_body">&lt;div class="row ex-2"&gt;</text:p>
      <text:p text:style-name="Text_20_body"><text:s text:c="6"/>&lt;div class="col-sm-4"&gt;.col-sm-4&lt;/div&gt;</text:p>
      <text:p text:style-name="Text_20_body"><text:s text:c="6"/>&lt;div class="col-sm-8"&gt;.col-sm-8&lt;/div&gt;</text:p>
      <text:p text:style-name="Text_20_body"><text:s text:c="4"/>&lt;/div&gt;</text:p>
      <text:h text:style-name="Heading_20_2" text:outline-level="2">Code Explanation</text:h>
      <text:p text:style-name="P3">The first div with class of ‘row’ allows the inner block level elements to fit into the bootstrap grid. The first inner div uses class ‘col-sm-4’ which means for screen sizes small (greater than 576px) and bigger, the div will accommodate 4 columns of the bootstrap row.</text:p>
      <text:h text:style-name="P1" text:outline-level="1">Example 2</text:h>
      <text:p text:style-name="P5">&lt;div class="row"&gt;</text:p>
      <text:p text:style-name="P5"><text:s text:c="6"/>&lt;img src="../resources/01KNEFHWNQJVTDM01E5T68K6D2.png" class="bannner-image col-4"&gt;</text:p>
      <text:p text:style-name="P5"><text:s text:c="4"/>&lt;/div&gt;</text:p>
      <text:h text:style-name="P2" text:outline-level="2">Code Explanation</text:h>
      <text:p text:style-name="P4">The image gets approximately 33% screen width with class ‘col-4’ for all screen sizes. The &lt;img&gt; tag naturally keeps the aspect ratio of the image so when the width shrinks, height adjusts automaticall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8T13:15:17.414549209</meta:creation-date>
    <dc:date>2026-04-28T13:32:43.473699685</dc:date>
    <meta:editing-duration>PT17M2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106" meta:character-count="782" meta:non-whitespace-character-count="664"/>
  </office:meta>
</office:document-meta>
</file>